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1000002C40000005CDBF266D08FC2D54A.png" manifest:media-type="image/png"/>
  <manifest:file-entry manifest:full-path="Pictures/1000000100000177000000FABDD3B9EB98FFEA2E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92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7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1" style:family="graphic" style:parent-style-name="standard">
      <style:graphic-properties draw:stroke="none" draw:fill="none" fo:min-height="1.138cm"/>
      <style:paragraph-properties style:writing-mode="lr-tb"/>
    </style:style>
    <style:style style:name="gr12" style:family="graphic" style:parent-style-name="standard">
      <style:graphic-properties draw:stroke="none" draw:fill="none" fo:min-height="0.739cm"/>
      <style:paragraph-properties style:writing-mode="lr-tb"/>
    </style:style>
    <style:style style:name="gr1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1.62cm"/>
      <style:paragraph-properties style:writing-mode="lr-tb"/>
    </style:style>
    <style:style style:name="gr16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7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1.138cm"/>
      <style:paragraph-properties style:writing-mode="lr-tb"/>
    </style:style>
    <style:style style:name="gr19" style:family="graphic" style:parent-style-name="Обычный_5f_1">
      <style:graphic-properties draw:stroke="none" draw:fill="none" fo:min-height="0.95cm"/>
      <style:paragraph-properties style:writing-mode="lr-tb"/>
    </style:style>
    <style:style style:name="gr20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3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5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6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7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28" style:family="graphic" style:parent-style-name="standard">
      <style:graphic-properties draw:stroke="none" draw:fill="none" fo:min-height="1.161cm"/>
      <style:paragraph-properties style:writing-mode="lr-tb"/>
    </style:style>
    <style:style style:name="gr29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0" style:family="graphic" style:parent-style-name="standard">
      <style:graphic-properties draw:stroke="none" draw:fill="none" fo:min-height="1.475cm"/>
      <style:paragraph-properties style:writing-mode="lr-tb"/>
    </style:style>
    <style:style style:name="gr31" style:family="graphic" style:parent-style-name="standard">
      <style:graphic-properties draw:stroke="none" draw:fill="none" fo:min-height="1.557cm"/>
      <style:paragraph-properties style:writing-mode="lr-tb"/>
    </style:style>
    <style:style style:name="gr32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4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5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3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1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49" style:family="graphic" style:parent-style-name="standard">
      <style:graphic-properties draw:stroke="none" draw:fill="none" fo:min-height="0.884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3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10.117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3" style:family="paragraph">
      <loext:graphic-properties draw:fill="none"/>
      <style:paragraph-properties style:writing-mode="lr-tb"/>
      <style:text-properties fo:font-weight="bold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1" fo:font-size="18pt" style:font-name-asian="DejaVu Sans1" style:font-name-complex="DejaVu Sans1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-33% 58%" style:font-name="DejaVu Sans1" style:font-name-asian="DejaVu Sans1" style:font-name-complex="DejaVu Sans1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7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28" style:family="text">
      <style:text-properties style:text-position="-33% 58%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33% 58%" style:font-name="DejaVu Sans1" style:font-name-asian="DejaVu Sans1" style:font-name-complex="DejaVu Sans1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text-position="0% 100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size="18pt" style:text-underline-style="solid" style:text-underline-width="auto" style:text-underline-color="font-color"/>
    </style:style>
    <style:style style:name="T45" style:family="text">
      <style:text-properties fo:font-size="18pt" style:text-underline-style="none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2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3"><text:span text:style-name="T5"><text:s/></text:span><text:span text:style-name="T6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7"><text:s/></text:span><text:span text:style-name="T8">композиции</text:span><text:span text:style-name="T7"> - собрать несколько классификаторов в один</text:span></text:p>
              </text:list-item>
            </text:list>
          </draw:text-box>
        </draw:frame>
        <draw:frame presentation:style-name="pr4" draw:text-style-name="P6" draw:layer="layout" svg:width="24.6cm" svg:height="1.343cm" svg:x="0.8cm" svg:y="1.858cm" presentation:class="title" presentation:user-transformed="true">
          <draw:text-box>
            <text:p><text:span text:style-name="T9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" draw:text-style-name="P8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/></text:p>
            <text:p><text:span text:style-name="T10">R - множество оценок (существенно шире чем y)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3" draw:text-style-name="P9" draw:layer="layout" svg:width="23cm" svg:height="5.7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" draw:text-style-name="P9" draw:layer="layout" svg:width="23cm" svg:height="11.17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5" draw:text-style-name="P9" draw:layer="layout" svg:width="23cm" svg:height="16.1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  <text:p><text:span text:style-name="T16"/></text:p>
            <text:p><text:span text:style-name="T16">a(x)=b(x) - </text:span><text:span text:style-name="T22">регрессия</text:span><text:span text:style-name="T16"> </text:span></text:p>
            <text:p><text:span text:style-name="T16"/></text:p>
            <text:p><text:span text:style-name="T16"><text:s text:c="4"/></text:span><text:span text:style-name="T16">y=R=ℝ - метки / оценки</text:span></text:p>
            <text:p><text:span text:style-name="T16">b : X → ℝ <text:s/>- <text:s/>базовый алгоритм</text:span></text:p>
            <text:p><text:span text:style-name="T16"><text:s text:c="4"/></text:span><text:span text:style-name="T16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" draw:text-style-name="P8" draw:layer="layout" svg:width="17.4cm" svg:height="10.859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6" draw:text-style-name="P8" draw:layer="layout" svg:width="17.4cm" svg:height="11.741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1">b</text:span><text:span text:style-name="T24">t </text:span>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>R - множество оценок</text:span></text:p>
            <text:p><text:span text:style-name="T10"/></text:p>
            <text:p><text:span text:style-name="T25">композиция базовых алгоритмов </text:span><text:span text:style-name="T26">b</text:span><text:span text:style-name="T27">t</text:span><text:span text:style-name="T26">(x)</text:span></text:p>
            <text:p><text:span text:style-name="T15"/></text:p>
            <text:p><text:span text:style-name="T15">a(x) = C( F( b</text:span><text:span text:style-name="T20">1</text:span><text:span text:style-name="T15">(x),...,</text:span><text:span text:style-name="T10">b</text:span><text:span text:style-name="T24">T</text:span><text:span text:style-name="T10">(x) ) )</text:span></text:p>
            <text:p><text:span text:style-name="T10"/></text:p>
            <text:p><text:span text:style-name="T15">F : R</text:span><text:span text:style-name="T21">T</text:span><text:span text:style-name="T15"> </text:span><text:span text:style-name="T10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8" draw:text-style-name="P11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11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2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8" draw:text-style-name="P11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1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1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2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2" draw:text-style-name="P12" draw:layer="layout" svg:width="6.784cm" svg:height="0.989cm" svg:x="18cm" svg:y="16.8cm">
          <draw:text-box>
            <text:p>смесь алгоритмов </text:p>
          </draw:text-box>
        </draw:frame>
        <draw:frame draw:style-name="gr8" draw:text-style-name="P11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13" draw:text-style-name="P8" draw:layer="layout" svg:width="17.4cm" svg:height="4.33cm" svg:x="3.8cm" svg:y="3.919cm">
          <draw:text-box>
            <text:p><text:span text:style-name="T29">бустинг</text:span></text:p>
            <text:p/>
            <text:p>X <text:span text:style-name="T10">⊂ ℝ</text:span><text:span text:style-name="T30">n</text:span><text:span text:style-name="T10"> </text:span>- объекты <text:s text:c="2"/>; <text:s text:c="2"/>y={-1;+1} - метки</text:p>
            <text:p/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8" draw:text-style-name="P11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2" draw:layer="layout" svg:width="10.6cm" svg:height="1.388cm" svg:x="0.8cm" svg:y="8.6cm">
          <draw:text-box>
            <text:p>взвешенное голосование</text:p>
          </draw:text-box>
        </draw:frame>
        <draw:frame draw:style-name="gr8" draw:text-style-name="P11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5" draw:text-style-name="P12" draw:layer="layout" svg:width="23.4cm" svg:height="1.87cm" svg:x="2.8cm" svg:y="14.785cm">
          <draw:text-box>
            <text:p><text:span text:style-name="T11">последовательно добавляем компоненты a</text:span><text:span text:style-name="T28">t</text:span>b<text:span text:style-name="T28">t</text:span>(x)</text:p>
            <text:p><text:span text:style-name="T11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16" draw:text-style-name="P8" draw:layer="layout" svg:width="6.6cm" svg:height="1.237cm" svg:x="0.8cm" svg:y="3.919cm">
          <draw:text-box>
            <text:p><text:span text:style-name="T29">AdaBoost</text:span></text:p>
          </draw:text-box>
        </draw:frame>
        <draw:frame draw:style-name="gr17" draw:text-style-name="P11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17" draw:text-style-name="P11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2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0" draw:text-style-name="P12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7" draw:text-style-name="P11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1" draw:text-style-name="P13" draw:layer="layout" svg:width="9.921cm" svg:height="6.614cm" svg:x="16.6cm" svg:y="11.4cm">
          <draw:image xlink:href="Pictures/1000000100000177000000FABDD3B9EB98FFEA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2" draw:text-style-name="P8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4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2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4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1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2" draw:text-style-name="P8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2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4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1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1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3" draw:text-style-name="P11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6" draw:text-style-name="P12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2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7" draw:text-style-name="P12" draw:layer="layout" svg:width="25.2cm" svg:height="5.555cm" svg:x="1.8cm" svg:y="10.6cm">
          <draw:text-box>
            <text:p><text:span text:style-name="T31">Tеорема Freund, Schapire (1996)</text:span></text:p>
            <text:p/>
            <text:p><text:span text:style-name="T11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8">T </text:span><text:span text:style-name="T32">достигается при</text:span></text:p>
            <text:p><text:span text:style-name="T32">следующих параметрах.</text:span></text:p>
          </draw:text-box>
        </draw:frame>
        <draw:frame draw:style-name="gr23" draw:text-style-name="P11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3" draw:text-style-name="P11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8" draw:text-style-name="P15" draw:layer="layout" svg:width="25.4cm" svg:height="1.411cm" svg:x="0.6cm" svg:y="18.6cm">
          <draw:text-box>
            <text:p><text:span text:style-name="T33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23" draw:text-style-name="P11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3" draw:text-style-name="P11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6" draw:text-style-name="P12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2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3" draw:text-style-name="P11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5" draw:text-style-name="P12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12" draw:layer="layout" svg:width="8.2cm" svg:height="1.807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1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0" draw:text-style-name="P12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2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1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0" draw:text-style-name="P12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3" draw:text-style-name="P11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2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2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1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2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2" draw:text-style-name="P14" draw:layer="layout" svg:width="18.2cm" svg:height="0.988cm" svg:x="1cm" svg:y="19.012cm">
          <draw:text-box>
            <text:p><text:span text:style-name="T35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custom-shape draw:style-name="gr33" draw:text-style-name="P17" xml:id="id1" draw:id="id1" draw:layer="layout" svg:width="6.8cm" svg:height="1.8cm" svg:x="0.8cm" svg:y="3.8cm">
          <text:p text:style-name="P16"><text:span text:style-name="T11">инициализировать </text:span></text:p>
          <text:p text:style-name="P16"><text:span text:style-name="T11">веса примеров </text:span><text:span text:style-name="T37">w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xml:id="id2" draw:id="id2" draw:layer="layout" svg:width="10.493cm" svg:height="1.8cm" svg:x="8.4cm" svg:y="5.4cm">
          <text:p text:style-name="P18"><text:span text:style-name="T38">обучаем классификатор b(x)</text:span></text:p>
          <text:p text:style-name="P18"><text:span text:style-name="T38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3" draw:id="id3" draw:layer="layout" svg:width="6.2cm" svg:height="1.4cm" svg:x="9.4cm" svg:y="18.6cm">
          <text:p text:style-name="P18"><text:span text:style-name="T3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1" xml:id="id4" draw:id="id4" draw:layer="layout" svg:width="3.097cm" svg:height="1.703cm" svg:x="21.703cm" svg:y="15.297cm">
          <text:p text:style-name="P20"><text:span text:style-name="T40">конец </text:span></text:p>
          <text:p text:style-name="P20"><text:span text:style-name="T40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xml:id="id7" draw:id="id7" draw:layer="layout" svg:width="10.497cm" svg:height="2.4cm" svg:x="8.303cm" svg:y="12.8cm">
          <text:p text:style-name="P18"><text:span text:style-name="T11">вычисл</text:span><text:span text:style-name="T11">яем вес </text:span><text:span text:style-name="T11">a</text:span></text:p>
          <text:p text:style-name="P18"><text:span text:style-name="T11">класси</text:span><text:span text:style-name="T11">фикато</text:span><text:span text:style-name="T11">ра b(x)</text:span></text:p>
          <text:p text:style-name="P18"><text:span text:style-name="T11">добавл</text:span><text:span text:style-name="T11">яем его </text:span><text:span text:style-name="T11">в </text:span><text:span text:style-name="T11">композ</text:span><text:span text:style-name="T11">ицию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8" draw:text-style-name="P13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4" draw:text-style-name="P6" draw:layer="layout" svg:width="24.6cm" svg:height="1.343cm" svg:x="0.6cm" svg:y="2.0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custom-shape draw:style-name="gr39" draw:text-style-name="P18" xml:id="id8" draw:id="id8" draw:layer="layout" svg:width="8.297cm" svg:height="1cm" svg:x="9cm" svg:y="16.4cm">
          <text:p text:style-name="P18"><text:span text:style-name="T11">вычисляе</text:span><text:span text:style-name="T11">м потерю </text:span><text:span text:style-name="T41">Q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xml:id="id5" draw:id="id5" draw:layer="layout" svg:width="8.697cm" svg:height="1.2cm" svg:x="9.303cm" svg:y="8cm">
          <text:p text:style-name="P18"><text:span text:style-name="T11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xml:id="id6" draw:id="id6" draw:layer="layout" svg:width="5.488cm" svg:height="1.4cm" svg:x="9.4cm" svg:y="10.4cm">
          <text:p text:style-name="P18"><text:span text:style-name="T39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8" xml:id="id9" draw:id="id9" draw:layer="layout" svg:width="6.503cm" svg:height="2cm" svg:x="1.297cm" svg:y="9.4cm">
          <text:p text:style-name="P18"><text:span text:style-name="T11">корректируем</text:span></text:p>
          <text:p text:style-name="P18"><text:span text:style-name="T11">веса примеров w</text:span>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3" draw:text-style-name="P13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3" draw:text-style-name="P13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3" draw:text-style-name="P13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3" draw:text-style-name="P13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3" draw:text-style-name="P13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3" draw:text-style-name="P13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3" draw:text-style-name="P13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4" draw:text-style-name="P8" draw:layer="layout" svg:width="5.4cm" svg:height="1.237cm" svg:x="20.6cm" svg:y="5.763cm">
          <draw:text-box>
            <text:p><text:span text:style-name="T2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5" draw:text-style-name="P8" draw:layer="layout" svg:width="20.2cm" svg:height="4.4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6" draw:text-style-name="P8" draw:layer="layout" svg:width="20.2cm" svg:height="11.306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9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42"/></text:p>
            <text:p><text:span text:style-name="T42">bagging</text:span></text:p>
            <text:p><text:span text:style-name="T43">обучение по случайным подвыборкам набора примеров,</text:span></text:p>
            <text:p><text:span text:style-name="T43">подвыборки могут пересекаться,</text:span></text:p>
            <text:p><text:span text:style-name="T44">применяем на больших наборах</text:span></text:p>
            <text:p><text:span text:style-name="T45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  <text:p><text:span text:style-name="T46"/></text:p>
            <text:p><text:span text:style-name="T46"/></text:p>
            <text:p><text:span text:style-name="T47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8" draw:text-style-name="P8" draw:layer="layout" svg:width="25cm" svg:height="9.095cm" svg:x="1.2cm" svg:y="3.905cm">
          <draw:text-box>
            <text:p><text:span text:style-name="T48">схема построения композиции bagging/rsm</text:span></text:p>
            <text:p><text:span text:style-name="T48"/></text:p>
            <text:p><text:span text:style-name="T49">выделяем случайное подмножество примеров/признаков</text:span></text:p>
            <text:p><text:span text:style-name="T49"/></text:p>
            <text:p><text:span text:style-name="T49">обучаем классификатор</text:span></text:p>
            <text:p><text:span text:style-name="T49"/></text:p>
            <text:p><text:span text:style-name="T49">если результат классификатора хороший </text:span></text:p>
            <text:p><text:span text:style-name="T49">то добавляем в композицию</text:span></text:p>
            <text:p><text:span text:style-name="T49"/></text:p>
            <text:p><text:span text:style-name="T49">если ошибка композиции уменьшилась </text:span></text:p>
            <text:p><text:span text:style-name="T49">то повторяем </text:span></text:p>
            <text:p><text:span text:style-name="T49">иначе завершение работы</text:span></text:p>
          </draw:text-box>
        </draw:frame>
        <draw:frame draw:style-name="gr23" draw:text-style-name="P11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9" draw:text-style-name="P12" draw:layer="layout" svg:width="16.99cm" svg:height="1.134cm" svg:x="4.21cm" svg:y="18cm">
          <draw:text-box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12" draw:text-style-name="P12" draw:layer="layout" svg:width="12.305cm" svg:height="0.989cm" svg:x="10.8cm" svg:y="14.811cm">
          <draw:text-box>
            <text:p><text:span text:style-name="T49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50" draw:text-style-name="P8" draw:layer="layout" svg:width="25cm" svg:height="4.673cm" svg:x="1.2cm" svg:y="3.905cm">
          <draw:text-box>
            <text:p><text:span text:style-name="T48">медод RandomForest (случайный лес)</text:span></text:p>
            <text:p><text:span text:style-name="T49"/></text:p>
            <text:p><text:span text:style-name="T49">bagging <text:s/>над решающими деревьями без pruning (без оптимизации)</text:span></text:p>
            <text:p><text:span text:style-name="T49"/></text:p>
            <text:p><text:span text:style-name="T49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3" draw:text-style-name="P11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22" draw:layer="layout" svg:width="13.6cm" svg:height="2.188cm" svg:x="2.6cm" svg:y="17.2cm">
          <draw:text-box>
            <text:p><text:span text:style-name="T49">т.е. проверяем количество ошибок </text:span></text:p>
            <text:p><text:span text:style-name="T49">на учебных наборах других деревьев</text:span></text:p>
          </draw:text-box>
        </draw:frame>
        <draw:frame draw:style-name="gr21" draw:text-style-name="P13" draw:layer="layout" svg:width="18.732cm" svg:height="2.433cm" svg:x="2.268cm" svg:y="13.967cm">
          <draw:image xlink:href="Pictures/10000001000002C40000005CDBF266D08FC2D54A.png" xlink:type="simple" xlink:show="embed" xlink:actuate="onLoad" draw:mime-type="image/png">
            <text:p/>
          </draw:image>
        </draw:frame>
        <draw:frame draw:style-name="gr52" draw:text-style-name="P22" draw:layer="layout" svg:width="25.2cm" svg:height="0.988cm" svg:x="1.4cm" svg:y="12.6cm">
          <draw:text-box>
            <text:p><text:span text:style-name="T49">подбираем количество деревьев T по критерию out-of-bag</text:span></text:p>
          </draw:text-box>
        </draw:frame>
        <draw:frame draw:style-name="gr12" draw:text-style-name="P23" draw:layer="layout" svg:width="9.849cm" svg:height="0.989cm" svg:x="4.8cm" svg:y="9.989cm">
          <draw:text-box>
            <text:p><text:span text:style-name="T49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office:forms form:automatic-focus="false" form:apply-design-mode="false"/>
        <draw:frame presentation:style-name="pr5" draw:text-style-name="P6" draw:layer="layout" svg:width="24.199cm" svg:height="1.763cm" svg:x="0.801cm" svg:y="1.637cm" presentation:class="title" presentation:user-transformed="true">
          <draw:text-box>
            <text:p><text:span text:style-name="T9">композиции классификаторов: литература</text:span></text:p>
          </draw:text-box>
        </draw:frame>
        <draw:frame draw:style-name="gr53" draw:text-style-name="P24" draw:layer="layout" svg:width="24.2cm" svg:height="9.2cm" svg:x="1cm" svg:y="4.6cm">
          <draw:text-box>
            <text:p><text:span text:style-name="T50">git clone </text:span><text:span text:style-name="T51">https://github.com/mechanoid5/ml_lectorium.git</text:span></text:p>
            <text:p><text:span text:style-name="T50"/></text:p>
            <text:p><text:span text:style-name="T50">К.В. Воронцов </text:span><text:span text:style-name="T52">Композиция классификаторов</text:span><text:span text:style-name="T50">. - курс "Машинное обучение" ШАД Яндекс 2014</text:span></text:p>
            <text:list text:style-name="L2">
              <text:list-header>
                <text:p><text:span text:style-name="T50"/></text:p>
              </text:list-header>
            </text:list>
            <text:p><text:span text:style-name="T50">Е.С.Борисов <text:s text:c="3"/>Бустинг - композиции классификаторов</text:span></text:p>
            <text:p><text:span text:style-name="T53">http://mechanoid.su/ml-adaboost.html</text:span></text:p>
            <text:p><text:span text:style-name="T53"/></text:p>
            <text:p><text:span text:style-name="T53"/></text:p>
            <text:p><text:span text:style-name="T53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5T09:22:50.908931879</dc:date>
    <meta:editing-duration>P2DT2H29M56S</meta:editing-duration>
    <meta:editing-cycles>574</meta:editing-cycles>
    <meta:generator>LibreOffice/7.2.5.2.0$Linux_X86_64 LibreOffice_project/20$Build-2</meta:generator>
    <meta:document-statistic meta:object-count="25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